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rinciples and Best Practi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urity in Laye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pplication Security</text:p>
              </text:list-item>
              <text:list-item>
                <text:p>DB passwords in applications</text:p>
                <text:list>
                  <text:list-item>
                    <text:p>Include separate creds file</text:p>
                  </text:list-item>
                  <text:list-item>
                    <text:p>Htaccess</text:p>
                  </text:list-item>
                  <text:list-item>
                    <text:p>Deny from all</text:p>
                  </text:list-item>
                </text:list>
              </text:list-item>
              <text:list-item>
                <text:p>Password hashing</text:p>
              </text:list-item>
              <text:list-item>
                <text:p>Separation of Semantics and 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secur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sers, Roles and privileges</text:p>
              </text:list-item>
              <text:list-item>
                <text:p>Input sanitization</text:p>
              </text:list-item>
              <text:list-item>
                <text:p>SQL sanitization</text:p>
              </text:list-item>
              <text:list-item>
                <text:p>Password hashing</text:p>
              </text:list-item>
              <text:list-item>
                <text:p>Use limits (max_connections, max_reqests,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 Server Secur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ccess control</text:p>
              </text:list-item>
              <text:list-item>
                <text:p>Rate Limiting (API and Requests)</text:p>
              </text:list-item>
              <text:list-item>
                <text:p>listen_address config</text:p>
              </text:list-item>
              <text:list-item>
                <text:p>mod_security</text:p>
              </text:list-item>
              <text:list-item>
                <text:p>SSL conf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 secur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irewall</text:p>
              </text:list-item>
              <text:list-item>
                <text:p>Ports</text:p>
              </text:list-item>
              <text:list-item>
                <text:p>Permissions and access control list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4:09:50.366069751</meta:creation-date>
    <meta:editing-duration>P0D</meta:editing-duration>
    <meta:editing-cycles>1</meta:editing-cycles>
    <meta:generator>LibreOffice/4.2.7.2$Linux_X86_64 LibreOffice_project/420m0$Build-2</meta:generator>
    <meta:document-statistic meta:object-count="41"/>
  </office:meta>
</office:document-meta>
</file>